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Mangal1" svg:font-family="Mangal"/>
    <style:font-face style:name="Trebuchet MS" svg:font-family="'Trebuchet M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style:contextual-spacing="false" fo:line-height="114%" fo:text-align="justify" style:justify-single-word="false" style:writing-mode="lr-tb"/>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style:style>
    <style:style style:name="P2" style:family="paragraph" style:parent-style-name="Text_20_body">
      <style:paragraph-properties fo:margin-top="0cm" fo:margin-bottom="0cm" style:contextual-spacing="false" fo:line-height="114%" fo:text-align="justify" style:justify-single-word="false" style:writing-mode="lr-tb"/>
    </style:style>
    <style:style style:name="P3" style:family="paragraph" style:parent-style-name="Text_20_body">
      <style:paragraph-properties fo:margin-top="0cm" fo:margin-bottom="0.353cm" style:contextual-spacing="false" fo:line-height="114%" fo:text-align="center" style:justify-single-word="false" style:writing-mode="lr-tb"/>
      <style:text-properties fo:font-variant="normal" fo:text-transform="none" fo:color="#666666" style:text-line-through-style="none" style:text-line-through-type="none" style:font-name="Trebuchet MS" fo:font-size="12.75pt" fo:font-style="italic" style:text-underline-style="none" fo:font-weight="normal" style:text-blinking="false" fo:background-color="transparent"/>
    </style:style>
    <style:style style:name="P4" style:family="paragraph" style:parent-style-name="Text_20_body">
      <style:text-properties fo:font-variant="normal" fo:text-transform="none" fo:color="#666666" style:text-line-through-style="none" style:text-line-through-type="none" style:font-name="Trebuchet MS" fo:font-size="16pt" fo:font-style="normal" style:text-underline-style="none" fo:font-weight="normal" officeooo:rsid="000a0de0" officeooo:paragraph-rsid="000a0de0" style:text-blinking="false" fo:background-color="transparent"/>
    </style:style>
    <style:style style:name="P5" style:family="paragraph" style:parent-style-name="Text_20_body">
      <style:paragraph-properties fo:margin-top="0cm" fo:margin-bottom="0cm" style:contextual-spacing="false" fo:line-height="114%" fo:text-align="justify" style:justify-single-word="false" style:writing-mode="lr-tb"/>
    </style:style>
    <style:style style:name="P6" style:family="paragraph" style:parent-style-name="Text_20_body">
      <style:paragraph-properties fo:margin-top="0cm" fo:margin-bottom="0cm" style:contextual-spacing="false" fo:line-height="114%" fo:text-align="end" style:justify-single-word="false" style:writing-mode="lr-tb"/>
      <style:text-properties officeooo:rsid="000a7113" officeooo:paragraph-rsid="000a7113"/>
    </style:style>
    <style:style style:name="P7" style:family="paragraph" style:parent-style-name="Heading_20_5"/>
    <style:style style:name="T1" style:family="text">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3" style:family="text">
      <style:text-properties fo:font-variant="normal" fo:text-transform="none" fo:color="#1155cc" style:text-line-through-style="none" style:text-line-through-type="none" style:font-name="Arial" fo:font-size="11.25pt" fo:font-style="normal" style:text-underline-style="solid" style:text-underline-width="auto" style:text-underline-color="font-color" fo:font-weight="normal" style:text-blinking="false" fo:background-color="transparent" loext:char-shading-value="0"/>
    </style:style>
    <style:style style:name="T4" style:family="text">
      <style:text-properties fo:color="#000000" fo:font-size="21pt" officeooo:rsid="000906fe"/>
    </style:style>
    <style:style style:name="T5" style:family="text">
      <style:text-properties style:font-size-asian="16pt" style:font-size-complex="16pt"/>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5">Code for Germany</text:span><text:bookmark text:name="docs-internal-guid-c4177071-0b03-43c8-46c1-ead6fdeb74db"/><text:span text:style-name="T5"><text:line-break/></text:span><text:span text:style-name="T4">Code of Conduct</text:span></text:p>
      <text:p text:style-name="P3">Entwurf</text:p>
      <text:h text:style-name="Heading_20_5" text:outline-level="5">Präambel</text:h>
      <text:p text:style-name="Text_20_body"/>
      <text:p text:style-name="P1">Die Open Knowledge Labs (OK Labs) sind ein Teil des Programms Code for Germany, einem Projekt der Open Knowledge Foundation Deutschland. Die OK Labs sind die regionalen Gruppen von Open Data Interessierten, die sich regelmäßig in ihren Städten treffen, um gemeinsam praktisch mit Offenen Daten zu arbeiten. Wir verstehen uns als überregionales Netzwerk und befürworten die Offenlegung von Daten, sowie das Verwenden öffentlicher Daten, um das gesellschaftliche Miteinander positiv zu gestalten.</text:p>
      <text:p text:style-name="Text_20_body"/>
      <text:p text:style-name="P1">Mit diesem Code of Conduct regeln wir die wesentlichen Grundsätze für das Arbeiten und Kooperationen im Rahmen der OK Labs. Diese dienen als Leitsätze für das Verhalten untereinander, das Auftreten nach außen, sowie als Leitlinien für alle Mitglieder von Code for Germany. Die OK Labs sind öffentliche Veranstaltungen und wer als Mitglied des Netzwerks aktiv wird, erkennt diesen Code of Conduct als verbindlich an. Es gilt das Versammlungsrecht. </text:p>
      <text:p text:style-name="Text_20_body"/>
      <text:h text:style-name="Heading_20_5" text:outline-level="5">Ziele der OK Labs</text:h>
      <text:p text:style-name="Text_20_body"/>
      <text:p text:style-name="P1">Wir wollen auf den Sinn und Nutzen von offenen Daten aufmerksam machen. Wir nutzen offene Daten, um der Zivilgesellschaft einfachere Zugänge zu öffentlichen Informationen und Möglichkeiten zu einem selbstbestimmten Handeln zu geben und damit einen gesellschaftlichen Mehrwert zu schaffen.</text:p>
      <text:p text:style-name="Text_20_body"/>
      <text:p text:style-name="P1">Wir wollen die Bedürfnisse von unterschiedlichen gesellschaftlichen Gruppen einbeziehen, um Problemstellungen zu thematisieren, die wenig sichtbar sind. Diversität und Input von außen verstehen wir als wichtige Grundlage, um diese Ziele zu erreichen.</text:p>
      <text:p text:style-name="Text_20_body"/>
      <text:h text:style-name="Heading_20_5" text:outline-level="5">Verhalten untereinander</text:h>
      <text:p text:style-name="Text_20_body"/>
      <text:p text:style-name="P1">Innerhalb des Projekts Code for Germany wollen wir erreichen, dass sich Menschen unabhängig von Geschlecht, sexueller Orientierung, Herkunft, Glauben, Aussehen, Religion oder Alter einbringen und wohlfühlen können. Es werden keinerlei Diskriminierungen geduldet.</text:p>
      <text:p text:style-name="Text_20_body"/>
      <text:p text:style-name="P1">Die Veranstalter und Veranstalterinnen sind für die Einhaltung des Code of Conducts verantwortlich und sorgen entsprechend dafür, dass eine Umgebung geschaffen wird, die einen respektvollen Umgang miteinander ermöglicht. Interessenten und Besucher sind gerne willkommen.</text:p>
      <text:p text:style-name="Text_20_body"/>
      <text:h text:style-name="Heading_20_5" text:outline-level="5"><text:soft-page-break/>Auftreten gegenüber Dritten / Repräsentation</text:h>
      <text:p text:style-name="Text_20_body"/>
      <text:p text:style-name="P1">Die Teilnehmer und Teilnehmerinnen an dem Projekt Code for Germany sprechen und handeln stets in eigenem Namen. Die Repräsentation von Code for Germany findet dabei durch die Open Knowledge Foundation Deutschland statt. Ein Verweis auf die Open Knowledge Foundation und Code for Germany ist bei einzelnen Projekten ausdrücklich erwünscht.</text:p>
      <text:p text:style-name="Text_20_body"/>
      <text:h text:style-name="Heading_20_5" text:outline-level="5">Gültigkeit sonstiger Vorschriften</text:h>
      <text:p text:style-name="Text_20_body"/>
      <text:p text:style-name="P1">Die Mitglieder von Code for Germany sind angehalten bei Ihren eigenen Arbeiten die jeweils anwendbaren Gesetze einzuhalten. Dabei ist besonderes Augenmerk auf das Urheberrecht und das Datenschutzrecht zu richten. </text:p>
      <text:p text:style-name="Text_20_body"/>
      <text:h text:style-name="Heading_20_5" text:outline-level="5">Sanktionen/Ausschluss</text:h>
      <text:p text:style-name="Text_20_body"/>
      <text:p text:style-name="P2"><text:span text:style-name="T1">In Konfliktfällen und bei Verstößen gegen gegen den Code of Conduct können die Lab Leads ihrem Ermessen nach handeln. Ziel für uns ist es, Konflikte durch Schlichtung zu lösen. Bei fehlgeschlagener Streitschlichtung und anhaltenden Verstößen kann durch die Lab Leads oder mindestens zwei Mitglieder des OK Labs der Ausschluss  vom entsprechenden OK Lab bzw. Code for Germany Projekt und deren Treffen beschlossen werden. Die Code for Germany </text:span><text:a xlink:type="simple" xlink:href="http://codefor.de/impressum.html"><text:span text:style-name="T3">Projektleitung</text:span></text:a><text:span text:style-name="T2"> </text:span><text:span text:style-name="T1">ist in den gesamten Ablauf einzubeziehen.</text:span></text:p>
      <text:p text:style-name="Text_20_body"/>
      <text:p text:style-name="P2"><text:span text:style-name="T1">Ebenso kann der Entzug von den durch Open Knowledge Foundation Deutschland und Code for Germany zur Verfügung gestellten Ressourcen erfolgen.</text:span></text:p>
      <text:p text:style-name="P2"><text:span text:style-name="T1"/></text:p>
      <text:p text:style-name="P6"><text:span text:style-name="T1">Berlin, 29.Oktober 20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Mangal1" svg:font-family="Mangal"/>
    <style:font-face style:name="Trebuchet MS" svg:font-family="'Trebuchet M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10-29T20:23:20.331000000</dc:date>
    <dc:creator>Ulrike </dc:creator>
    <meta:generator>LibreOffice/4.2.2.1$Windows_x86 LibreOffice_project/3be8cda0bddd8e430d8cda1ebfd581265cca5a0f</meta:generator>
    <meta:editing-duration>PT15S</meta:editing-duration>
    <meta:editing-cycles>2</meta:editing-cycles>
    <meta:document-statistic meta:table-count="0" meta:image-count="0" meta:object-count="0" meta:page-count="2" meta:paragraph-count="19" meta:word-count="480" meta:character-count="3421" meta:non-whitespace-character-count="2963"/>
  </office:meta>
</office:document-meta>
</file>